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text-properties style:text-underline-style="solid" style:text-underline-width="auto" style:text-underline-color="font-color"/>
    </style:style>
    <style:style style:name="P3" style:family="paragraph" style:parent-style-name="Preformatted_20_Text" style:list-style-name="L1"/>
    <style:style style:name="P4" style:family="paragraph" style:parent-style-name="Preformatted_20_Text">
      <style:paragraph-properties fo:margin-top="0cm" fo:margin-bottom="0.499cm"/>
    </style:style>
    <style:style style:name="P5" style:family="paragraph" style:parent-style-name="Preformatted_20_Text" style:list-style-name="L1">
      <style:paragraph-properties fo:margin-top="0cm" fo:margin-bottom="0.499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a xlink:type="simple" xlink:href="http://www.mclibre.org/consultar/xml/ejercicios/xpath.html">http://www.mclibre.org/consultar/xml/ejercicios/xpath.html</text:a></text:p>
      <text:p text:style-name="P2"/>
      <text:p text:style-name="Preformatted_20_Text"/>
      <text:p text:style-name="Preformatted_20_Text">&lt;?xml version="1.0" encoding="UTF-8"?&gt;</text:p>
      <text:p text:style-name="Preformatted_20_Text">&lt;ies&gt;</text:p>
      <text:p text:style-name="Preformatted_20_Text"><text:s text:c="2"/>&lt;nombre&gt;IES Abastos&lt;/nombre&gt;</text:p>
      <text:p text:style-name="Preformatted_20_Text"><text:s text:c="2"/>&lt;web&gt;http://www.iesabastos.org&lt;/web&gt;</text:p>
      <text:p text:style-name="Preformatted_20_Text"><text:s text:c="2"/>&lt;ciclos&gt;</text:p>
      <text:p text:style-name="Preformatted_20_Text"><text:s text:c="4"/>&lt;ciclo id="ASIR"&gt;</text:p>
      <text:p text:style-name="Preformatted_20_Text"><text:s text:c="6"/>&lt;nombre&gt;Administración de Sistemas Informáticos en Red&lt;/nombre&gt;</text:p>
      <text:p text:style-name="Preformatted_20_Text"><text:s text:c="6"/>&lt;grado&gt;Superior&lt;/grado&gt;</text:p>
      <text:p text:style-name="Preformatted_20_Text"><text:s text:c="6"/>&lt;decretoTitulo año="2009" /&gt;</text:p>
      <text:p text:style-name="Preformatted_20_Text"><text:s text:c="4"/>&lt;/ciclo&gt;</text:p>
      <text:p text:style-name="Preformatted_20_Text"><text:s text:c="4"/>&lt;ciclo id="DAW"&gt;</text:p>
      <text:p text:style-name="Preformatted_20_Text"><text:s text:c="6"/>&lt;nombre&gt;Desarrollo de Aplicaciones Web&lt;/nombre&gt;</text:p>
      <text:p text:style-name="Preformatted_20_Text"><text:s text:c="6"/>&lt;grado&gt;Superior&lt;/grado&gt;</text:p>
      <text:p text:style-name="Preformatted_20_Text"><text:s text:c="6"/>&lt;decretoTitulo año="2010" /&gt;</text:p>
      <text:p text:style-name="Preformatted_20_Text"><text:s text:c="4"/>&lt;/ciclo&gt;</text:p>
      <text:p text:style-name="Preformatted_20_Text"><text:s text:c="4"/>&lt;ciclo id="SMR"&gt;</text:p>
      <text:p text:style-name="Preformatted_20_Text"><text:s text:c="6"/>&lt;nombre&gt;Sistemas Microinformáticos y Redes&lt;/nombre&gt;</text:p>
      <text:p text:style-name="Preformatted_20_Text"><text:s text:c="6"/>&lt;grado&gt;Medio&lt;/grado&gt;</text:p>
      <text:p text:style-name="Preformatted_20_Text"><text:s text:c="6"/>&lt;decretoTitulo año="2008" /&gt;</text:p>
      <text:p text:style-name="Preformatted_20_Text"><text:s text:c="4"/>&lt;/ciclo&gt;</text:p>
      <text:p text:style-name="Preformatted_20_Text"><text:s text:c="2"/>&lt;/ciclos&gt;</text:p>
      <text:p text:style-name="P4">&lt;/ies&gt;</text:p>
      <text:p text:style-name="Standard"/>
      <text:p text:style-name="Standard"/>
      <text:p text:style-name="Standard"/>
      <text:p text:style-name="Standard"/>
      <text:list xml:id="list2914776038973316122" text:style-name="L1">
        <text:list-item>
          <text:p text:style-name="P1">Nombre del Instituto: </text:p>
          <text:p text:style-name="P5">&lt;nombre&gt;IES Abastos&lt;/nombre&gt;</text:p>
        </text:list-item>
      </text:list>
      <text:p text:style-name="P4"><text:tab/><text:tab/>/ies/nombre</text:p>
      <text:list xml:id="list41538725" text:continue-numbering="true" text:style-name="L1">
        <text:list-item>
          <text:p text:style-name="P1">Página web del Instituto: </text:p>
          <text:p text:style-name="P5"><text:a xlink:type="simple" xlink:href="http://www.iesabastos.org/">http://www.iesabastos.org</text:a></text:p>
        </text:list-item>
      </text:list>
      <text:p text:style-name="P4"><text:tab/><text:tab/>//web</text:p>
      <text:list xml:id="list41522414" text:continue-numbering="true" text:style-name="L1">
        <text:list-item>
          <text:p text:style-name="P1">Nombre de los Ciclos Formativos: </text:p>
          <text:p text:style-name="P3">Administración de Sistemas Informáticos en Red</text:p>
          <text:p text:style-name="P3">Desarrollo de Aplicaciones Web</text:p>
          <text:p text:style-name="P5">Sistemas Microinformáticos y Redes</text:p>
        </text:list-item>
      </text:list>
      <text:p text:style-name="P4"><text:tab/><text:tab/>//ciclo/nombre/text()</text:p>
      <text:list xml:id="list41533850" text:continue-numbering="true" text:style-name="L1">
        <text:list-item>
          <text:p text:style-name="P1">Siglas por las que se conocen los Ciclos Formativos: </text:p>
          <text:p text:style-name="P3"><text:s/>id="ASIR"</text:p>
          <text:p text:style-name="P3"><text:s/>id="DAW"</text:p>
          <text:p text:style-name="P5"><text:s/>id="SMR"</text:p>
        </text:list-item>
      </text:list>
      <text:p text:style-name="P4"><text:tab/><text:tab/>//ciclo/@id/string()</text:p>
      <text:p text:style-name="P4"/>
      <text:p text:style-name="P4"/>
      <text:list xml:id="list41523194" text:continue-numbering="true" text:style-name="L1">
        <text:list-item>
          <text:p text:style-name="P1"><text:soft-page-break/>Años en los que se publicaron los decretos de título de los Ciclos Formativos: </text:p>
          <text:p text:style-name="P3"><text:s/>año="2009"</text:p>
          <text:p text:style-name="P3"><text:s/>año="2010"</text:p>
          <text:p text:style-name="P5"><text:s/>año="2008"</text:p>
        </text:list-item>
      </text:list>
      <text:p text:style-name="P4"><text:tab/><text:tab/>//ciclo/decretoTitulo/@año/string()</text:p>
      <text:list xml:id="list41537766" text:continue-numbering="true" text:style-name="L1">
        <text:list-item>
          <text:p text:style-name="P1">Ciclos Formativos de Grado Medio (se trata de obtener el elemento &lt;ciclo&gt; completo): </text:p>
          <text:p text:style-name="P3"><text:s/>&lt;ciclo id="SMR"&gt;</text:p>
          <text:p text:style-name="P3"><text:s text:c="2"/>&lt;nombre&gt;Sistemas Microinformáticos y Redes&lt;/nombre&gt;</text:p>
          <text:p text:style-name="P3"><text:s text:c="2"/>&lt;grado&gt;Medio&lt;/grado&gt;</text:p>
          <text:p text:style-name="P3"><text:s text:c="2"/>&lt;decretoTitulo año="2008"/&gt;</text:p>
          <text:p text:style-name="P5">&lt;/ciclo&gt;</text:p>
        </text:list-item>
      </text:list>
      <text:p text:style-name="P4"><text:tab/><text:tab/>//grado[.='Medio']/..</text:p>
      <text:list xml:id="list41533053" text:continue-numbering="true" text:style-name="L1">
        <text:list-item>
          <text:p text:style-name="P1">Nombre de los Ciclos Formativos de Grado Superior: </text:p>
          <text:p text:style-name="P3">&lt;nombre&gt;Administración de Sistemas Informáticos en Red&lt;/nombre&gt;</text:p>
          <text:p text:style-name="P5">&lt;nombre&gt;Desarrollo de Aplicaciones Web&lt;/nombre&gt;</text:p>
        </text:list-item>
      </text:list>
      <text:p text:style-name="P4"><text:tab/><text:tab/>//grado[.='Superior']/../nombre/string()</text:p>
      <text:list xml:id="list41518947" text:continue-numbering="true" text:style-name="L1">
        <text:list-item>
          <text:p text:style-name="P1">Nombre de los Ciclos Formativos anteriores a 2010: </text:p>
          <text:p text:style-name="P3">Administración de Sistemas Informáticos en Red</text:p>
          <text:p text:style-name="P5">Sistemas Microinformáticos y Redes</text:p>
        </text:list-item>
      </text:list>
      <text:p text:style-name="P4"><text:tab/><text:tab/>//decretoTitulo[@año&lt;2010]/../nombre/text()</text:p>
      <text:list xml:id="list41527204" text:continue-numbering="true" text:style-name="L1">
        <text:list-item>
          <text:p text:style-name="P1">Nombre de los Ciclos Formativos de 2008 o 2010: </text:p>
          <text:p text:style-name="P3">Desarrollo de Aplicaciones Web</text:p>
          <text:p text:style-name="P5">Sistemas Microinformáticos y Redes</text:p>
        </text:list-item>
      </text:list>
      <text:p text:style-name="Preformatted_20_Text"><text:tab/><text:tab/><text:span text:style-name="T2">//decretoTitulo[@año=2008 or @año=2010]/../nombre/text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37S</meta:editing-duration>
    <meta:editing-cycles>5</meta:editing-cycles>
    <meta:generator>OpenOffice/4.0.1$Win32 OpenOffice.org_project/401m5$Build-9714</meta:generator>
    <dc:date>2014-04-29T21:37:49.64</dc:date>
    <dc:creator>Javier SM</dc:creator>
    <meta:document-statistic meta:table-count="0" meta:image-count="0" meta:object-count="0" meta:page-count="2" meta:paragraph-count="63" meta:word-count="200" meta:character-count="2001"/>
    <meta:user-defined meta:name="Info 1"/>
    <meta:user-defined meta:name="Info 2"/>
    <meta:user-defined meta:name="Info 3"/>
    <meta:user-defined meta:name="Info 4"/>
  </office:meta>
</office:document-meta>
</file>